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8.271cm" fo:min-width="9.291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1.208cm" fo:min-width="4.36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6cm" fo:min-width="0.83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1.79cm" fo:min-width="4.369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background-color="#ffffff"/>
    </style:style>
    <style:style style:name="P5" style:family="paragraph">
      <loext:graphic-properties draw:fill="none" draw:fill-color="#ffffff"/>
      <style:paragraph-properties fo:text-align="center"/>
      <style:text-properties fo:background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background-color="#ffffff"/>
    </style:style>
    <style:style style:name="P9" style:family="paragraph">
      <loext:graphic-properties draw:fill="none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43cm" svg:height="8.573cm" svg:x="3.857cm" svg:y="6.397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524cm" svg:y1="9.37cm" svg:x2="4.382cm" svg:y2="9.37cm">
          <text:p/>
        </draw:line>
        <draw:frame draw:style-name="gr3" draw:text-style-name="P5" draw:layer="layout" svg:width="1.59cm" svg:height="0.962cm" svg:x="0cm" svg:y="8.928cm">
          <draw:text-box>
            <text:p text:style-name="P4"><text:span text:style-name="T1">Call</text:span></text:p>
          </draw:text-box>
        </draw:frame>
        <draw:frame draw:style-name="gr4" draw:text-style-name="P6" draw:layer="layout" svg:width="4.558cm" svg:height="0.962cm" svg:x="6.499cm" svg:y="6.532cm">
          <draw:text-box>
            <text:p>Proxy contract</text:p>
          </draw:text-box>
        </draw:frame>
        <draw:custom-shape draw:style-name="gr5" draw:text-style-name="P2" draw:layer="layout" svg:width="4.921cm" svg:height="1.51cm" svg:x="6.318cm" svg:y="13.065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921cm" svg:height="1.51cm" svg:x="8.223cm" svg:y="10.967cm">
          <text:p text:style-name="P1">Upgradability</text:p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75cm" svg:height="2.775cm" svg:x="4.522cm" svg:y="7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6" draw:layer="layout" svg:width="2.758cm" svg:height="0.962cm" svg:x="4.592cm" svg:y="8.893cm">
          <draw:text-box>
            <text:p>If admin</text:p>
          </draw:text-box>
        </draw:frame>
        <draw:line draw:style-name="gr7" draw:text-style-name="P3" draw:layer="layout" svg:x1="5.907cm" svg:y1="10.782cm" svg:x2="5.907cm" svg:y2="11.73cm">
          <text:p/>
        </draw:line>
        <draw:line draw:style-name="gr2" draw:text-style-name="P3" draw:layer="layout" svg:x1="5.907cm" svg:y1="11.724cm" svg:x2="8.206cm" svg:y2="11.724cm">
          <text:p/>
        </draw:line>
        <draw:custom-shape draw:style-name="gr8" draw:text-style-name="P2" draw:layer="layout" svg:width="4.921cm" svg:height="2.092cm" svg:x="18.247cm" svg:y="8.308cm">
          <text:p text:style-name="P1">Implementation contrac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05cm" svg:y1="9.37cm" svg:x2="18.145cm" svg:y2="9.37cm">
          <text:p/>
        </draw:line>
        <draw:frame draw:style-name="gr9" draw:text-style-name="P9" draw:layer="layout" svg:width="4.054cm" svg:height="0.963cm" svg:x="13.736cm" svg:y="8.479cm">
          <draw:text-box>
            <text:p text:style-name="P8"><text:span text:style-name="T1">delegate call</text:span></text:p>
          </draw:text-box>
        </draw:frame>
        <draw:frame draw:style-name="gr3" draw:text-style-name="P6" draw:layer="layout" svg:width="1.311cm" svg:height="0.962cm" svg:x="7.091cm" svg:y="8.51cm">
          <draw:text-box>
            <text:p>No</text:p>
          </draw:text-box>
        </draw:frame>
        <draw:frame draw:style-name="gr3" draw:text-style-name="P6" draw:layer="layout" svg:width="1.535cm" svg:height="0.962cm" svg:x="5.892cm" svg:y="10.8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28T19:00:49.052578114</dc:date>
    <meta:editing-duration>P1DT12H18M49S</meta:editing-duration>
    <meta:editing-cycles>31</meta:editing-cycles>
    <meta:generator>LibreOffice/7.3.7.2$Linux_X86_64 LibreOffice_project/30$Build-2</meta:generator>
    <meta:document-statistic meta:object-count="15"/>
  </office:meta>
</office:document-meta>
</file>